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0bcbe9" officeooo:paragraph-rsid="000bcbe9"/>
    </style:style>
    <style:style style:name="P2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normal" officeooo:rsid="000bcbe9" officeooo:paragraph-rsid="000bcbe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bold" officeooo:rsid="000c8b32" officeooo:paragraph-rsid="000c8b3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a4d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fo:font-weight="bold" officeooo:paragraph-rsid="001210a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style:font-size-asian="12pt" style:font-name-complex="Arial" style:font-size-complex="12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401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style:font-size-asian="12pt" style:font-name-complex="Arial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401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style:text-underline-style="solid" style:text-underline-width="auto" style:text-underline-color="font-color" style:font-size-asian="12pt" style:font-name-complex="Arial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de" fo:country="DE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de" fo:country="DE" style:font-size-asian="12pt" style:font-name-complex="Arial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401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style:font-size-asian="12pt" style:font-name-complex="Arial" style:font-size-complex="12pt"/>
    </style:style>
    <style:style style:name="P13" style:family="paragraph" style:parent-style-name="Standard">
      <style:text-properties style:font-name="Times New Roman" fo:font-size="11pt" officeooo:paragraph-rsid="000ba4d1" style:font-size-asian="11pt" style:font-size-complex="11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1pt" fo:font-weight="bold" officeooo:paragraph-rsid="000ba4d1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Times New Roman" fo:font-size="11pt" fo:language="fr" fo:country="BE" officeooo:paragraph-rsid="00159771" style:font-size-asian="11pt" style:font-name-complex="Arial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fr" fo:country="BE" fo:font-weight="bold" officeooo:paragraph-rsid="000c8b32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text-properties style:font-name="Times New Roman" fo:font-size="11pt" fo:language="de" fo:country="DE" officeooo:paragraph-rsid="00159771" style:font-size-asian="11pt" style:font-name-complex="Arial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210ad" style:font-size-asian="11pt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401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text-position="super 58%" style:font-name="Times New Roman" fo:font-size="12pt" fo:language="fr" fo:country="BE" style:text-underline-style="solid" style:text-underline-width="auto" style:text-underline-color="font-color" style:font-size-asian="12pt" style:font-name-complex="Arial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language="de" fo:country="DE" officeooo:paragraph-rsid="00159771" style:font-size-asian="11pt" style:font-name-complex="Arial" style:font-size-complex="11pt"/>
    </style:style>
    <style:style style:name="P2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210ad" style:font-size-asian="11pt" style:font-name-complex="Arial"/>
    </style:style>
    <style:style style:name="P2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fo:font-weight="bold" officeooo:paragraph-rsid="001210ad" style:font-size-asian="12pt" style:font-weight-asian="bold" style:font-name-complex="Arial" style:font-size-complex="12pt" style:font-weight-complex="bold"/>
    </style:style>
    <style:style style:name="P23" style:family="paragraph" style:parent-style-name="Text_20_body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style:font-size-asian="12pt" style:font-name-complex="Arial" style:font-size-complex="12pt"/>
    </style:style>
    <style:style style:name="P24" style:family="paragraph" style:parent-style-name="Text_20_body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25" style:family="paragraph" style:parent-style-name="UrbanBody">
      <style:paragraph-properties fo:text-align="justify" style:justify-single-word="false">
        <style:tab-stops>
          <style:tab-stop style:position="17.503cm" style:type="right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Corps_20_de_20_texte_20_3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officeooo:rsid="001b44c4" officeooo:paragraph-rsid="001b44c4" style:font-size-asian="12pt" style:font-name-complex="Arial" style:font-size-complex="12pt"/>
    </style:style>
    <style:style style:name="P27" style:family="paragraph" style:parent-style-name="Standard">
      <style:text-properties fo:color="#ce181e" style:font-name="Times New Roman" fo:font-size="11pt" fo:language="fr" fo:country="BE" officeooo:rsid="001db7b3" officeooo:paragraph-rsid="001db7b3" fo:background-color="#fff200" style:font-size-asian="11pt" style:font-name-complex="Arial" style:font-size-complex="11pt"/>
    </style:style>
    <style:style style:name="P28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language="fr" fo:country="BE" fo:font-weight="bold" style:font-size-asian="12pt" style:font-weight-asian="bold"/>
    </style:style>
    <style:style style:name="P29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style:font-size-asian="12pt" style:font-name-complex="Arial" style:font-size-complex="12pt"/>
    </style:style>
    <style:style style:name="P30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normal" officeooo:rsid="000bcbe9" officeooo:paragraph-rsid="000bcbe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bold" officeooo:rsid="000c8b32" officeooo:paragraph-rsid="000c8b3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2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officeooo:rsid="000bcbe9" officeooo:paragraph-rsid="001a2a17"/>
    </style:style>
    <style:style style:name="P33" style:family="paragraph" style:parent-style-name="Table_20_Contents">
      <style:paragraph-properties fo:text-align="center" style:justify-single-word="false"/>
      <style:text-properties officeooo:rsid="000bcbe9" officeooo:paragraph-rsid="000bcbe9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font-name="Times New Roman" style:font-name-complex="Arial" style:font-size-complex="12pt"/>
    </style:style>
    <style:style style:name="T3" style:family="text">
      <style:text-properties fo:language="fr" fo:country="BE" style:font-name-complex="Arial"/>
    </style:style>
    <style:style style:name="T4" style:family="text">
      <style:text-properties fo:language="fr" fo:country="BE" style:text-underline-style="solid" style:text-underline-width="auto" style:text-underline-color="font-color" style:font-name-complex="Arial"/>
    </style:style>
    <style:style style:name="T5" style:family="text">
      <style:text-properties fo:language="fr" fo:country="BE" style:font-name-complex="Times New Roman2"/>
    </style:style>
    <style:style style:name="T6" style:family="text">
      <style:text-properties style:use-window-font-color="true" fo:language="fr" fo:country="BE" style:font-name-asian="Times New Roman" style:font-name-complex="Arial" style:language-complex="ar" style:country-complex="SA"/>
    </style:style>
    <style:style style:name="T7" style:family="text">
      <style:text-properties style:use-window-font-color="true" style:font-name="Times New Roman" fo:language="fr" fo:country="FR" fo:font-weight="bold" style:font-name-asian="Times New Roman" style:language-asian="fr" style:country-asian="BE" style:font-weight-asian="bold" style:font-name-complex="Times New Roman" style:language-complex="ar" style:country-complex="SA" style:font-weight-complex="bold"/>
    </style:style>
    <style:style style:name="T8" style:family="text">
      <style:text-properties fo:language="de" fo:country="DE"/>
    </style:style>
    <style:style style:name="T9" style:family="text">
      <style:text-properties style:font-name-complex="Times New Roman2"/>
    </style:style>
    <style:style style:name="T10" style:family="text">
      <style:text-properties style:text-position="super 58%" fo:language="fr" fo:country="BE" style:text-underline-style="solid" style:text-underline-width="auto" style:text-underline-color="font-color" style:font-name-complex="Arial"/>
    </style:style>
    <style:style style:name="T11" style:family="text">
      <style:text-properties fo:color="#000000" fo:language="fr" fo:country="BE" style:font-name-complex="Times New Roman2"/>
    </style:style>
    <style:style style:name="T12" style:family="text">
      <style:text-properties fo:color="#000000" style:font-name-complex="Times New Roman2"/>
    </style:style>
    <style:style style:name="T13" style:family="text">
      <style:text-properties officeooo:rsid="001db7b3"/>
    </style:style>
    <style:style style:name="T14" style:family="text">
      <style:text-properties fo:color="#ce181e" officeooo:rsid="001db7b3"/>
    </style:style>
    <style:style style:name="T15" style:family="text">
      <style:text-properties fo:color="#ce181e" officeooo:rsid="001db7b3" fo:background-color="#fff200" loext:char-shading-value="0"/>
    </style:style>
    <style:style style:name="T16" style:family="text">
      <style:text-properties fo:color="#ce181e" officeooo:rsid="001db7b3" fo:background-color="#fff200" loext:char-shading-value="0"/>
    </style:style>
    <style:style style:name="T17" style:family="text">
      <style:text-properties fo:color="#ce181e" officeooo:rsid="002142f8" fo:background-color="#fff200" loext:char-shading-value="0"/>
    </style:style>
    <style:style style:name="T18" style:family="text">
      <style:text-properties fo:color="#ce181e" officeooo:rsid="002142f8" fo:background-color="#fff200" loext:char-shading-value="0"/>
    </style:style>
    <style:style style:name="T19" style:family="text">
      <style:text-properties fo:color="#ce181e" officeooo:rsid="002142f8"/>
    </style:style>
    <style:style style:name="T20" style:family="text">
      <style:text-properties fo:text-transform="uppercase"/>
    </style:style>
    <style:style style:name="T21" style:family="text">
      <style:text-properties officeooo:rsid="002142f8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e Collège Communal,</text:p>
      <text:p text:style-name="P6"/>
      <text:p text:style-name="P23">Vu le Code du Développement Territorial ;</text:p>
      <text:p text:style-name="P23"/>
      <text:p text:style-name="P24">Vu la révision du Règlement Communal d’Urbanisme adopté définitivement par le Conseil communal en sa séance du <text:span text:style-name="T18">xxx</text:span><text:span text:style-name="T21">,</text:span> entrée en vigueur le <text:span text:style-name="T18">xxx</text:span> et devenu Guide communal d’urbanisme;</text:p>
      <text:p text:style-name="P24">Vu le Schéma de Structure Communal en application depuis le <text:span text:style-name="T18">xxx</text:span>, devenu Schéma de Développement Communal le 01/06/2017 ;</text:p>
      <text:p text:style-name="P24">Vu la demande introduite en date du <text:span text:style-name="T7"><text:text-input text:description="">licence_view.format_date(self.getLastDeposit().getEventDate())</text:text-input></text:span><text:s/>par <text:span text:style-name="T9"><text:text-input text:description="Demandeurs">self.getApplicantsSignaletic()</text:text-input></text:span>, tendant à <text:span text:style-name="T9"><text:text-input text:description="Objet des travaux">licence_helper.licenceSubject</text:text-input></text:span><text:span text:style-name="T9">, sur un bien sis </text:span><text:span text:style-name="T9"><text:text-input text:description="Situation des travaux">self.getWorkLocationSignaletic()</text:text-input></text:span><text:span text:style-name="T9">, cadastré </text:span><text:span text:style-name="T12"><text:text-input text:description="Parcelles">licence_view.get_parcels()</text:text-input></text:span></text:p>
      <text:p text:style-name="P24">Considérant …............</text:p>
      <text:p text:style-name="P6"/>
      <text:p text:style-name="P9">DECIDE à l'unanimité :</text:p>
      <text:p text:style-name="P10"/>
      <text:p text:style-name="P11"><text:span text:style-name="T4">Article 1 </text:span><text:span text:style-name="T10">:</text:span></text:p>
      <text:p text:style-name="P19"/>
      <text:p text:style-name="P11"><text:span text:style-name="T3">D'autoriser </text:span><text:span text:style-name="T5"><text:text-input text:description="Demandeurs">self.getApplicantsSignaletic()</text:text-input></text:span><text:span text:style-name="T3">.de fournir des plans modificatifs dans le cadre de sa demande de permis d'urbanisme relative à </text:span><text:span text:style-name="T5"><text:text-input text:description="Objet des travaux">licence_helper.licenceSubject</text:text-input></text:span><text:span text:style-name="T5"><text:s/>sur un bien sis </text:span><text:span text:style-name="T5"><text:text-input text:description="Situation des travaux">self.getWorkLocationSignaletic()</text:text-input></text:span><text:span text:style-name="T5">, cadastré </text:span><text:span text:style-name="T11"><text:text-input text:description="Parcelles">licence_view.get_parcels()</text:text-input></text:span></text:p>
      <text:p text:style-name="P6"/>
      <text:p text:style-name="P8">Article 2 :</text:p>
      <text:p text:style-name="P8"/>
      <text:p text:style-name="P7">De transmettre la présente délibération au demandeur ainsi qu'au Fonctionnaire délégué.</text:p>
      <text:p text:style-name="P6"/>
      <text:p text:style-name="P26">Ainsi fait en séance date que dessus.</text:p>
      <text:p text:style-name="P26"/>
      <text:p text:style-name="P25"><text:span text:style-name="T3"><office:annotation><dc:creator>Gauthier Bastien</dc:creator><dc:date>2011-01-13T14:56:41</dc:date><text:p text:style-name="P34"><text:span text:style-name="T22">do text</text:span></text:p><text:p text:style-name="P34"><text:span text:style-name="T22">from document(at=signatures, format='odt')</text:span></text:p></office:annotation></text:span><text:span text:style-name="T3">Import depuis signatures.odt</text:span></text:p>
      <text:p text:style-name="P12"/>
      <text:p text:style-name="P28"><text:span text:style-name="T2">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 style:text-autospace="ideograph-alpha" style:punctuation-wrap="hanging" style:vertical-align="auto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 style:text-autospace="ideograph-alpha" style:punctuation-wrap="hanging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font-style="italic" style:font-size-asian="12pt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fo:font-size="12pt" fo:language="fr" fo:country="BE" fo:font-style="italic" style:font-size-asian="12pt" style:font-style-asian="italic"/>
    </style:style>
    <style:style style:name="Retrait_20_corps_20_de_20_texte_20_2" style:display-name="Retrait corps de texte 2" style:family="paragraph" style:parent-style-name="Standard">
      <style:paragraph-properties fo:margin-left="1.251cm" fo:margin-right="0cm" fo:text-indent="-0.25cm" style:auto-text-indent="false" style:text-autospace="ideograph-alpha" style:punctuation-wrap="hanging" style:vertical-align="auto">
        <style:tab-stops>
          <style:tab-stop style:position="1.251cm"/>
        </style:tab-stops>
      </style:paragraph-properties>
      <style:text-properties fo:font-size="12pt" fo:language="fr" fo:country="BE" style:font-size-asian="12pt"/>
    </style:style>
    <style:style style:name="Retrait_20_corps_20_de_20_texte_20_3" style:display-name="Retrait corps de texte 3" style:family="paragraph" style:parent-style-name="Standard">
      <style:paragraph-properties fo:margin-left="0cm" fo:margin-right="0cm" fo:text-indent="2.501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NR12N" style:family="paragraph" style:parent-style-name="Standard">
      <style:paragraph-properties style:text-autospace="ideograph-alpha" style:punctuation-wrap="hanging" style:vertical-align="auto"/>
      <style:text-properties fo:font-size="12pt" style:font-size-asian="12pt"/>
    </style:style>
    <style:style style:name="Frame_20_contents" style:display-name="Frame contents" style:family="paragraph" style:parent-style-name="Standard" style:class="extra"/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7z0" style:family="text"/>
    <style:style style:name="WW8Num8z0" style:family="text"/>
    <style:style style:name="WW8Num9z0" style:family="text">
      <style:text-properties style:text-underline-style="none"/>
    </style:style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/>
    <style:style style:name="WW8Num18z0" style:family="text"/>
    <style:style style:name="WW8Num19z0" style:family="text"/>
    <style:style style:name="WW8Num20z0" style:family="text">
      <style:text-properties style:text-underline-style="none"/>
    </style:style>
    <style:style style:name="WW8Num21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/>
    <style:style style:name="WW8Num25z0" style:family="text">
      <style:text-properties style:font-name="Arial" fo:font-family="Arial" style:font-family-generic="swiss" style:font-pitch="variable" fo:font-size="11pt" fo:language="fr" fo:country="BE" style:font-size-asian="11pt" style:font-name-complex="Arial" style:font-family-complex="Arial" style:font-family-generic-complex="swiss" style:font-pitch-complex="variable"/>
    </style:style>
    <style:style style:name="WW8Num26z0" style:family="text"/>
    <style:style style:name="WW8Num27z0" style:family="text"/>
    <style:style style:name="WW8Num28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 text:start-value="6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(" style:num-suffix=")" style:num-format="1">
        <style:list-level-properties text:list-level-position-and-space-mode="label-alignment">
          <style:list-level-label-alignment text:label-followed-by="listtab" text:list-tab-stop-position="0.661cm" fo:text-indent="-0.661cm" fo:margin-left="0.6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992cm" table:align="left" style:writing-mode="lr-tb"/>
    </style:style>
    <style:style style:name="Table1.A" style:family="table-column">
      <style:table-column-properties style:column-width="6.493cm"/>
    </style:style>
    <style:style style:name="Table1.B" style:family="table-column">
      <style:table-column-properties style:column-width="1.099cm"/>
    </style:style>
    <style:style style:name="Table1.C" style:family="table-column">
      <style:table-column-properties style:column-width="10.4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0.4cm" table:align="margins" style:writing-mode="lr-tb"/>
    </style:style>
    <style:style style:name="Table2.A" style:family="table-column">
      <style:table-column-properties style:column-width="1.743cm" style:rel-column-width="10984*"/>
    </style:style>
    <style:style style:name="Table2.B" style:family="table-column">
      <style:table-column-properties style:column-width="8.657cm" style:rel-column-width="54551*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officeooo:rsid="000bcbe9" officeooo:paragraph-rsid="000bcbe9"/>
    </style:style>
    <style:style style:name="MP2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normal" officeooo:rsid="000bcbe9" officeooo:paragraph-rsid="000bcbe9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P3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officeooo:rsid="000bcbe9" officeooo:paragraph-rsid="001a2a17"/>
    </style:style>
    <style:style style:name="MP4" style:family="paragraph" style:parent-style-name="Frame_20_contents">
      <style:paragraph-properties style:line-height-at-least="0.127cm" fo:text-align="center" style:justify-single-word="false" style:snap-to-layout-grid="false">
        <style:tab-stops>
          <style:tab-stop style:position="5.001cm"/>
          <style:tab-stop style:position="13.252cm" style:type="right"/>
        </style:tab-stops>
      </style:paragraph-properties>
      <style:text-properties style:font-name="Times New Roman" fo:font-size="12pt" fo:font-style="normal" fo:font-weight="bold" officeooo:rsid="000c8b32" officeooo:paragraph-rsid="000c8b32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MP5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a4d1" style:font-size-asian="12pt" style:font-weight-asian="bold" style:font-size-complex="12pt" style:font-weight-complex="bold"/>
    </style:style>
    <style:style style:name="MP6" style:family="paragraph" style:parent-style-name="Standard">
      <style:text-properties style:font-name="Times New Roman" fo:font-size="11pt" officeooo:paragraph-rsid="000ba4d1" style:font-size-asian="11pt" style:font-size-complex="11pt"/>
    </style:style>
    <style:style style:name="MP7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1pt" fo:font-weight="bold" officeooo:paragraph-rsid="000ba4d1" style:font-size-asian="11pt" style:font-weight-asian="bold" style:font-size-complex="11pt" style:font-weight-complex="bold"/>
    </style:style>
    <style:style style:name="MP8" style:family="paragraph" style:parent-style-name="Standard">
      <style:text-properties style:font-name="Times New Roman" fo:font-size="11pt" fo:language="fr" fo:country="BE" officeooo:paragraph-rsid="00159771" style:font-size-asian="11pt" style:font-name-complex="Arial" style:font-size-complex="11pt"/>
    </style:style>
    <style:style style:name="MP9" style:family="paragraph" style:parent-style-name="Standard">
      <style:text-properties fo:color="#ce181e" style:font-name="Times New Roman" fo:font-size="11pt" fo:language="fr" fo:country="BE" officeooo:rsid="001db7b3" officeooo:paragraph-rsid="001db7b3" fo:background-color="#fff200" style:font-size-asian="11pt" style:font-name-complex="Arial" style:font-size-complex="11pt"/>
    </style:style>
    <style:style style:name="MP10" style:family="paragraph" style:parent-style-name="Standard">
      <style:paragraph-properties fo:text-align="justify" style:justify-single-word="false"/>
      <style:text-properties style:font-name="Times New Roman" fo:font-size="11pt" fo:language="fr" fo:country="BE" fo:font-weight="bold" officeooo:paragraph-rsid="000c8b32" style:font-size-asian="11pt" style:font-weight-asian="bold" style:font-name-complex="Arial" style:font-size-complex="11pt" style:font-weight-complex="bold"/>
    </style:style>
    <style:style style:name="MP1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210ad" style:font-size-asian="11pt" style:font-name-complex="Arial"/>
    </style:style>
    <style:style style:name="M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210ad" style:font-size-asian="11pt" style:font-name-complex="Arial"/>
    </style:style>
    <style:style style:name="MP1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fo:font-weight="bold" officeooo:paragraph-rsid="001210ad" style:font-size-asian="12pt" style:font-weight-asian="bold" style:font-name-complex="Arial" style:font-size-complex="12pt" style:font-weight-complex="bold"/>
    </style:style>
    <style:style style:name="MP1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Times New Roman" fo:font-size="12pt" fo:language="fr" fo:country="BE" fo:font-weight="bold" officeooo:paragraph-rsid="001210ad" style:font-size-asian="12pt" style:font-weight-asian="bold" style:font-name-complex="Arial" style:font-size-complex="12pt" style:font-weight-complex="bold"/>
    </style:style>
    <style:style style:name="MT1" style:family="text">
      <style:text-properties fo:color="#ce181e" officeooo:rsid="001db7b3" fo:background-color="#fff200" loext:char-shading-value="0"/>
    </style:style>
    <style:style style:name="MT2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text-transform="uppercase"/>
    </style:style>
    <style:style style:name="MT4" style:family="text">
      <style:text-properties fo:language="fr" fo:country="BE" style:font-name-complex="Arial"/>
    </style:style>
    <style:style style:name="MT5" style:family="text">
      <style:text-properties style:use-window-font-color="true" fo:language="fr" fo:country="BE" style:font-name-asian="Times New Roman" style:font-name-complex="Arial" style:language-complex="ar" style:country-complex="SA"/>
    </style:style>
    <style:style style:name="MT6" style:family="text">
      <style:text-properties style:font-name-complex="Times New Roman2"/>
    </style:style>
    <style:page-layout style:name="Mpm1">
      <style:page-layout-properties fo:page-width="21.001cm" fo:page-height="29.7cm" style:num-format="1" style:print-orientation="portrait" fo:margin-top="1.501cm" fo:margin-bottom="1.13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PROVINCE DU <text:span text:style-name="MT1">XXX</text:span></text:p>
              <text:p text:style-name="MP1">ARRONDISSEMENT DE <text:span text:style-name="MT1">XXX</text:span></text:p>
              <text:p text:style-name="MP2"/>
              <text:p text:style-name="MP3"><text:span text:style-name="MT2"><office:annotation><dc:creator>bleybaert</dc:creator><dc:date>2019-03-28T11:32:48.232080878</dc:date><loext:sender-initials>ble</loext:sender-initials><text:p>do text</text:p><text:p>from document(at=header,format='odt')</text:p></office:annotation></text:span><text:span text:style-name="MT2">Import depuis header.odt</text:span></text:p>
              <text:p text:style-name="MP2"/>
              <text:p text:style-name="MP4">COMMUNE</text:p>
              <text:p text:style-name="MP4">DE</text:p>
              <text:p text:style-name="MP4"><text:span text:style-name="MT3"><text:text-input text:description="">tool.getCityName()</text:text-input></text:span></text:p>
              <text:p text:style-name="MP4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5">EXTRAIT DU REGISTRE DES DELIBERATIONS DU</text:p>
              <text:p text:style-name="MP5">COLLEGE COMMUNAL</text:p>
              <text:p text:style-name="MP6"/>
              <text:p text:style-name="MP6"/>
              <text:p text:style-name="MP7"><text:span text:style-name="MT4">Séance du </text:span><text:span text:style-name="MT5"><text:text-input text:description="">event_view.display_date('decisionDate')</text:text-input></text:span></text:p>
              <text:p text:style-name="MP6"/>
              <text:p text:style-name="MP6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MP8">Présents : </text:p>
                  </table:table-cell>
                  <table:table-cell table:style-name="Table2.A1" office:value-type="string">
                    <text:p text:style-name="MP9">A REMPLIR</text:p>
                  </table:table-cell>
                </table:table-row>
              </table:table>
            </table:table-cell>
          </table:table-row>
          <table:table-row>
            <table:table-cell table:style-name="Table1.A1" office:value-type="string">
              <text:p text:style-name="MP10">Réf  : </text:p>
            </table:table-cell>
            <table:table-cell table:style-name="Table1.A1" office:value-type="string">
              <text:p text:style-name="MP10"/>
            </table:table-cell>
            <table:table-cell table:style-name="Table1.A1" office:value-type="string">
              <text:p text:style-name="Table_20_Contents"/>
            </table:table-cell>
          </table:table-row>
          <table:table-row>
            <table:table-cell table:style-name="Table1.A1" table:number-columns-spanned="3" office:value-type="string">
              <text:p text:style-name="MP11"/>
              <text:p text:style-name="MP12"/>
              <text:p text:style-name="MP13">URBANISME : Demande de permis d'urbanisme introduite par <text:span text:style-name="MT6"><text:text-input text:description="Demandeurs">self.getApplicantsSignaletic()</text:text-input></text:span><text:span text:style-name="MT6"><text:s/>tendant à </text:span><text:span text:style-name="MT6"><text:text-input text:description="Objet des travaux">licence_helper.licenceSubject</text:text-input></text:span><text:span text:style-name="MT6">, </text:span><text:span text:style-name="MT6"><text:text-input text:description="Situation des travaux">self.getWorkLocationSignaletic()</text:text-input></text:span><text:span text:style-name="MT6"><text:s/>- Fourniture de plans modificatifs - DECISION</text:span></text:p>
              <text:p text:style-name="MP14"/>
            </table:table-cell>
            <table:covered-table-cell/>
            <table:covered-table-cell/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vince de 4000 LIEGE</dc:title>
    <meta:creation-date>2018-07-13T16:16:23.500208949</meta:creation-date>
    <dc:date>2019-05-08T10:49:54.494995581</dc:date>
    <meta:print-date>2005-04-11T14:45:00</meta:print-date>
    <meta:editing-cycles>57</meta:editing-cycles>
    <meta:editing-duration>PT4H5M50S</meta:editing-duration>
    <meta:generator>LibreOffice/6.1.5.2$Linux_X86_64 LibreOffice_project/10$Build-2</meta:generator>
    <dc:creator>bleybaert</dc:creator>
    <meta:document-statistic meta:table-count="2" meta:image-count="0" meta:object-count="0" meta:page-count="1" meta:paragraph-count="27" meta:word-count="219" meta:character-count="1590" meta:non-whitespace-character-count="1429"/>
  </office:meta>
</office:document-meta>
</file>